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56" calcext:value-type="float">
            <text:p>98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52" calcext:value-type="float">
            <text:p>98,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39" calcext:value-type="float">
            <text:p>98,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59" calcext:value-type="float">
            <text:p>98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4" calcext:value-type="float">
            <text:p>98,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9" calcext:value-type="float">
            <text:p>98,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7" calcext:value-type="float">
            <text:p>98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13" calcext:value-type="float">
            <text:p>99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25" calcext:value-type="float">
            <text:p>98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48" calcext:value-type="float">
            <text:p>98,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532" calcext:value-type="float">
            <text:p>98,532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47:50.061986347</meta:creation-date>
    <dc:date>2018-01-14T22:52:23.166525432</dc:date>
    <meta:editing-duration>PT4M34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